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officeooo:paragraph-rsid="001a9b83"/>
    </style:style>
    <style:style style:name="P3" style:family="paragraph" style:parent-style-name="Standard" style:master-page-name="Standard">
      <style:paragraph-properties fo:margin-top="0cm" fo:margin-bottom="0cm" style:contextual-spacing="false" style:page-number="1"/>
    </style:style>
    <style:style style:name="P4" style:family="paragraph" style:parent-style-name="Standard" style:list-style-name="WWNum1">
      <style:paragraph-properties fo:margin-left="1.27cm" fo:margin-right="0cm" fo:margin-top="0cm" fo:margin-bottom="0cm" style:contextual-spacing="true" fo:text-indent="0.635cm" style:auto-text-indent="false"/>
      <style:text-properties officeooo:rsid="001a9b83" officeooo:paragraph-rsid="001a9b83"/>
    </style:style>
    <style:style style:name="P5" style:family="paragraph" style:parent-style-name="Standard" style:list-style-name="WWNum2">
      <style:paragraph-properties fo:margin-left="1.27cm" fo:margin-right="0cm" fo:margin-top="0cm" fo:margin-bottom="0cm" style:contextual-spacing="true" fo:text-indent="0.635cm" style:auto-text-indent="false"/>
      <style:text-properties officeooo:rsid="001a9b83" officeooo:paragraph-rsid="001a9b83"/>
    </style:style>
    <style:style style:name="P6" style:family="paragraph" style:parent-style-name="Standard" style:list-style-name="WWNum2">
      <style:paragraph-properties fo:margin-left="1.27cm" fo:margin-right="0cm" fo:margin-top="0cm" fo:margin-bottom="0cm" style:contextual-spacing="true" fo:text-indent="0cm" style:auto-text-indent="false"/>
    </style:style>
    <style:style style:name="T1" style:family="text">
      <style:text-properties fo:font-size="14pt" style:font-size-asian="14pt" style:font-size-complex="14pt"/>
    </style:style>
    <style:style style:name="T2" style:family="text">
      <style:text-properties fo:font-size="14pt" officeooo:rsid="001a9b83" style:font-size-asian="14pt"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officeooo:rsid="001a9b83" style:font-size-asian="10pt" style:font-style-asian="italic" style:font-size-complex="10pt"/>
    </style:style>
    <style:style style:name="T6" style:family="text">
      <style:text-properties fo:font-size="10pt" style:font-size-asian="10pt" style:font-size-complex="10pt"/>
    </style:style>
    <style:style style:name="T7" style:family="text">
      <style:text-properties fo:font-size="10pt" officeooo:rsid="001a9b83" style:font-size-asian="10pt" style:font-size-complex="10pt"/>
    </style:style>
    <style:style style:name="T8" style:family="text">
      <style:text-properties fo:font-size="10pt" fo:font-weight="bold" style:font-size-asian="10pt" style:font-weight-asian="bold"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am Status Report: [Week Number </text:span><text:span text:style-name="T2">5</text:span><text:span text:style-name="T1">]</text:span></text:p>
      <text:p text:style-name="P1"><text:span text:style-name="T3"><text:s/></text:span></text:p>
      <text:p text:style-name="P1"><text:span text:style-name="T4">Team Name</text:span><text:span text:style-name="T6">:</text:span><text:span text:style-name="T7">Easy Author</text:span><text:span text:style-name="T6"> </text:span></text:p>
      <text:p text:style-name="P1"><text:span text:style-name="T3"><text:s/></text:span></text:p>
      <text:p text:style-name="P1"><text:span text:style-name="T4">Members</text:span><text:span text:style-name="T6">: </text:span><text:span text:style-name="T7">Kiran Kumar Lekkala</text:span></text:p>
      <text:p text:style-name="P1"><text:span text:style-name="T7"><text:s text:c="18"/>Lakshmi Praneetha</text:span></text:p>
      <text:p text:style-name="P1"><text:span text:style-name="T7"><text:s text:c="18"/>Neeraj Sai</text:span></text:p>
      <text:p text:style-name="P1"><text:span text:style-name="T7"><text:s text:c="18"/>Sai Krishna</text:span></text:p>
      <text:p text:style-name="P1"><text:span text:style-name="T3"><text:s/></text:span></text:p>
      <text:p text:style-name="P2"><text:span text:style-name="T4">Project Website: </text:span><text:span text:style-name="T5">http://dl.acm.org/citation.cfm?id=2468471</text:span></text:p>
      <text:p text:style-name="P2"><text:span text:style-name="T3"><text:s/></text:span></text:p>
      <text:p text:style-name="P1"><text:span text:style-name="T4">Previous Week’s Goals:</text:span></text:p>
      <text:p text:style-name="P1"/>
      <text:p text:style-name="P1"><text:span text:style-name="T8">Write the list of this week’s goals</text:span></text:p>
      <text:p text:style-name="P1"><text:span text:style-name="T6">Example: This coming </text:span><text:span text:style-name="T7">monday</text:span><text:span text:style-name="T6"> at </text:span><text:span text:style-name="T7">10</text:span><text:span text:style-name="T6">:</text:span><text:span text:style-name="T7">0</text:span><text:span text:style-name="T6">0 we will meet to complete a paper prototype, which will fulfill at least three of the Use Cases we described in our SRS. <text:s/>In class on </text:span><text:span text:style-name="T7">Tuesday</text:span><text:span text:style-name="T6"> we’ll </text:span><text:span text:style-name="T7">done with our team short film</text:span><text:span text:style-name="T6">. <text:s/>We’ll also come up with at least five questions about the paper UI we can ask our Customer group so they can provide us with useful feedback. Finally, we plan to create a basic application with the Google Web Toolkit to gain familiarity of its features.</text:span></text:p>
      <text:p text:style-name="P1"><text:span text:style-name="T3"><text:s/></text:span></text:p>
      <text:p text:style-name="P1"><text:span text:style-name="T4">Previous Week’s Accomplishments:</text:span></text:p>
      <text:list xml:id="list789186788832077998" text:style-name="WWNum1">
        <text:list-item>
          <text:p text:style-name="P4"><text:span text:style-name="T6">We done with our assignment 2 is our Usecases,Userstories,SRS.</text:span></text:p>
        </text:list-item>
      </text:list>
      <text:p text:style-name="P1"><text:span text:style-name="T3"><text:s/></text:span></text:p>
      <text:p text:style-name="P1"><text:span text:style-name="T4">Current Week’s Goals:</text:span></text:p>
      <text:list xml:id="list4787691937610546363" text:style-name="WWNum2">
        <text:list-item>
          <text:p text:style-name="P5"><text:span text:style-name="T6">On tuesday we have to ready with our team short film</text:span></text:p>
          <text:p text:style-name="P6"><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7T23:29:19.031799647</dc:date>
    <meta:document-statistic meta:table-count="0" meta:image-count="0" meta:object-count="0" meta:page-count="1" meta:paragraph-count="21" meta:word-count="147" meta:character-count="937" meta:non-whitespace-character-count="744"/>
    <meta:generator>LibreOffice/4.2.8.2$Linux_X86_64 LibreOffice_project/420m0$Build-2</meta:generator>
  </office:meta>
</office:document-meta>
</file>